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DejaVu Sans Mono" svg:font-family="'DejaVu Sans Mono'" style:font-family-generic="modern" style:font-pitch="fixed"/>
    <style:font-face style:name="DejaVu Sans Condensed" svg:font-family="'DejaVu Sans Condensed'"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Standard">
      <style:paragraph-properties fo:margin-left="0.4925in" fo:margin-right="0in" fo:text-indent="0in" style:auto-text-indent="false"/>
      <style:text-properties style:font-name="Arial" fo:font-size="10pt" style:font-size-asian="10pt" style:font-size-complex="10pt"/>
    </style:style>
    <style:style style:name="P3" style:family="paragraph" style:parent-style-name="Standard">
      <style:paragraph-properties fo:margin-left="0.9846in" fo:margin-right="0in" fo:text-indent="0in" style:auto-text-indent="false"/>
      <style:text-properties style:font-name="Arial" fo:font-size="10pt" style:font-size-asian="10pt" style:font-size-complex="10pt"/>
    </style:style>
    <style:style style:name="P4" style:family="paragraph" style:parent-style-name="Standard">
      <style:paragraph-properties fo:margin-left="1.4772in" fo:margin-right="0in" fo:text-indent="0in" style:auto-text-indent="false"/>
      <style:text-properties style:font-name="Arial" fo:font-size="10pt" style:font-size-asian="10pt" style:font-size-complex="10pt"/>
    </style:style>
    <style:style style:name="P5" style:family="paragraph" style:parent-style-name="Standard" style:list-style-name="L1">
      <style:paragraph-properties fo:margin-left="1.4772in" fo:margin-right="0in" fo:text-indent="0in" style:auto-text-indent="false"/>
      <style:text-properties style:font-name="Arial" fo:font-size="10pt" style:font-size-asian="10pt" style:font-size-complex="10pt"/>
    </style:style>
    <style:style style:name="P6" style:family="paragraph" style:parent-style-name="Standard" style:list-style-name="L2">
      <style:text-properties style:font-name="Arial" fo:font-size="10pt" style:font-size-asian="10pt" style:font-size-complex="10pt"/>
    </style:style>
    <style:style style:name="P7" style:family="paragraph" style:parent-style-name="Standard">
      <style:paragraph-properties fo:margin-left="0.9846in" fo:margin-right="0in" fo:text-indent="0in" style:auto-text-indent="false"/>
    </style:style>
    <style:style style:name="P8" style:family="paragraph" style:parent-style-name="Standard">
      <style:paragraph-properties fo:margin-left="0in" fo:margin-right="0in" fo:text-indent="0in" style:auto-text-indent="false"/>
      <style:text-properties style:font-name="Arial" fo:font-size="10pt" style:font-size-asian="10pt" style:font-size-complex="10pt"/>
    </style:style>
    <style:style style:name="P9" style:family="paragraph" style:parent-style-name="Standard">
      <style:paragraph-properties fo:margin-left="0.4925in" fo:margin-right="0in" fo:text-indent="0in" style:auto-text-indent="false"/>
    </style:style>
    <style:style style:name="P10" style:family="paragraph" style:parent-style-name="Standard" style:list-style-name="L3">
      <style:paragraph-properties fo:margin-left="0.9846in" fo:margin-right="0in" fo:text-indent="0in" style:auto-text-indent="false"/>
      <style:text-properties style:font-name="Arial" fo:font-size="10pt" style:font-size-asian="10pt" style:font-size-complex="10pt"/>
    </style:style>
    <style:style style:name="P11" style:family="paragraph" style:parent-style-name="Standard" style:list-style-name="L4">
      <style:paragraph-properties fo:margin-left="0.9846in" fo:margin-right="0in" fo:text-indent="0in" style:auto-text-indent="false"/>
      <style:text-properties style:font-name="Arial" fo:font-size="10pt" style:font-size-asian="10pt" style:font-size-complex="10pt"/>
    </style:style>
    <style:style style:name="T1" style:family="text">
      <style:text-properties style:font-name="Arial" fo:font-size="10pt" style:font-size-asian="10pt" style:font-size-complex="10pt"/>
    </style:style>
    <style:style style:name="T2" style:family="text">
      <style:text-properties style:font-name="Arial" fo:font-size="10pt" style:font-size-asian="10pt" style:font-size-complex="10pt"/>
    </style:style>
    <style:style style:name="T3" style:family="text">
      <style:text-properties style:font-name="Arial" fo:font-size="10pt" style:text-underline-style="none" style:font-size-asian="10pt" style:font-size-complex="10pt"/>
    </style:style>
    <style:style style:name="T4" style:family="text" style:parent-style-name="Teletype">
      <style:text-properties style:font-name="Arial" fo:font-size="10pt" style:font-size-asian="10pt" style:font-size-complex="10pt"/>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number text:level="1" text:style-name="Numbering_20_Symbols"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ic hpodder startup</text:p>
      <text:p text:style-name="P1"/>
      <text:p text:style-name="P1">Q. How do I start using hpodder?</text:p>
      <text:p text:style-name="P2">A: Do the following steps</text:p>
      <text:p text:style-name="P3">a. Download and install hpodder,</text:p>
      <text:p text:style-name="P3">b. Find a couple podcasts' URL feeds that you'd like to hear,</text:p>
      <text:p text:style-name="P3">c. Add those podcast's URL(s) to hpodder's cast database, see either other FAQ, or read the hpodder user manual on how to do this, execute</text:p>
      <text:p text:style-name="P4">hpodder catchup</text:p>
      <text:p text:style-name="P3">This initially creates your episodes database by querying your new podcasts regarding each episodes' status and then saves the information that it retrieves. <text:s/>Basically it enters each CASTID and episodes' number with a status. <text:s/>The status is marked according to this rules:</text:p>
      <text:list text:style-name="L1">
        <text:list-item>
          <text:p text:style-name="P5">the earliest to next-to-last episodes status = “Skipped” (Skipped episodes will be ignored whenever hpodder a. Execute command, hpodder –help, for general help,downloads) and </text:p>
        </text:list-item>
        <text:list-item>
          <text:p text:style-name="P5">the latest episodes status = “Pending” (Pending episodes are downloaded upon the next download request).</text:p>
        </text:list-item>
      </text:list>
      <text:p text:style-name="P4">Note: If you want to download some other episodes in addition to the latest one, you can now change the appropriate episodes status via the command, hpodder setstatus (see change episode FAQ for further information).</text:p>
      <text:p text:style-name="P3">d. Execute command, </text:p>
      <text:p text:style-name="P4">hpodder download</text:p>
      <text:p text:style-name="P3">which downloads those episodes with a status = “Pending”</text:p>
      <text:p text:style-name="P3">e. Listen to your newly downloaded podcasts espisodes where they've been loaded, or transfer them to your portable audio player.</text:p>
      <text:p text:style-name="P1"/>
      <text:p text:style-name="P1">Hpodder functions</text:p>
      <text:p text:style-name="P1"/>
      <text:p text:style-name="P1">Q. How do I add a podcast to hpodder?</text:p>
      <text:p text:style-name="P2">A: First, you need to find the URL for your particular podcast. <text:s/>Looks for such notes as “RSS Feed”, subscription, etc. <text:s/>Copy that URL to your clipboard, then go to a terminal and execute command, hpodder add <text:s/>(paste the feed URL here). hpodder will then assign a specific castid number to the podcast URL, look for a podcast title and then add the your new podcast feed information to the cast database.</text:p>
      <text:p text:style-name="P1"/>
      <text:p text:style-name="P1">Q. What hpodder on-line help is available?</text:p>
      <text:p text:style-name="P2">A. The on-line help available can be accessed by the command,</text:p>
      <text:p text:style-name="P3">a. hpodder - - help = general help,</text:p>
      <text:p text:style-name="P3">b. hpodder lscommands = list of hpodder commands, or </text:p>
      <text:p text:style-name="P3">c. hpodder (specific option) = help for detailed help on a specific option, ala, hpodder add --help.</text:p>
      <text:list text:style-name="L2">
        <text:list-header>
          <text:p text:style-name="P6"/>
        </text:list-header>
      </text:list>
      <text:p text:style-name="P1">Q. What hpodder documentation is available?</text:p>
      <text:p text:style-name="P2">A. The primary hpodder documents are:</text:p>
      <text:p text:style-name="P7"><text:span text:style-name="T1">a. The hpodder user manual available from: </text:span><text:a xlink:type="simple" xlink:href="http://software.complete.org/hpodder"><text:span text:style-name="T2">http://software.complete.org/hpodder</text:span></text:a><text:a xlink:type="simple" xlink:href="http://software.complete.org/hpodder"><text:span text:style-name="T3"> </text:span></text:a><text:span text:style-name="T1">and this</text:span></text:p>
      <text:p text:style-name="P3">b. set of FAQs (feel free to add to them as appropriate!).</text:p>
      <text:p text:style-name="P8"/>
      <text:p text:style-name="P8">Q. How can I find out which podcasts hpodder will use for downloading?</text:p>
      <text:p text:style-name="P2">A. Execute the command, hpodder lscasts. <text:s/>All podcasts are listed, any disabled podcasts are so indicated.</text:p>
      <text:p text:style-name="P2"/>
      <text:p text:style-name="P1">Q. How can I help the hpodder project?</text:p>
      <text:p text:style-name="P2">A. Basic needs are:</text:p>
      <text:p text:style-name="P3">a. coding help, contact ? for details</text:p>
      <text:p text:style-name="P3">b. enhance our wiki, and/or FAQ!</text:p>
      <text:p text:style-name="P3"/>
      <text:p text:style-name="P1">Q. How can I configure hpodder to do “x”?</text:p>
      <text:p text:style-name="P9"><text:span text:style-name="T1">A. hpodder has a configuration file, default = </text:span><text:span text:style-name="T4">~/.hpodder/hpodder.conf</text:span><text:span text:style-name="T1">. <text:s/>Please read the configuration of the hpodder manual for specific configuration capabilities.</text:span></text:p>
      <text:p text:style-name="P2"/>
      <text:p text:style-name="P1">Q. How do I change an episode's status?</text:p>
      <text:p text:style-name="P2">A. use command, hpodder setstatus. For example to change podcast 10's episode 20 and 22 <text:s/>to Skipped, here's the command,</text:p>
      <text:p text:style-name="P3">hpodder setstatus -c 10 -s Skipped 20 22.</text:p>
      <text:p text:style-name="P2">Valid status states, case sensitive, are: Pending, Downloaded, Error or Skipped. Further information is located in the hpodder manual!</text:p>
      <text:p text:style-name="P2"/>
      <text:p text:style-name="P1">Q. Does hpodder work on “X” format podcasts?</text:p>
      <text:p text:style-name="P2">A. hpodder will download download those files called out by the podcast's feed file information, typically mp3 or ogg files. <text:s/>However, is not limited to those file formats</text:p>
      <text:p text:style-name="P1"/>
      <text:p text:style-name="P1">Q. I want a hpodder file of my podcasts, or episodes, how can I do this?</text:p>
      <text:p text:style-name="P2">A. A couple way to make such a file are:</text:p>
      <text:p text:style-name="P3">a. Cast file command = hpodder lscasts |sort -g &gt; ~/mycast.txt. <text:s/>This creates a text file of your hpodder casts, <text:s/>sorted <text:s/>by their numerical number.</text:p>
      <text:p text:style-name="P3">b. General episode file command = hpodder lseps &gt; ~/myeps.txt. <text:s/>This creates a text file list of all episodes, sorted by podcast CASTID.</text:p>
      <text:p text:style-name="P3">c. Specific podcast's (for example podcast 10) episode file command = <text:s text:c="2"/>hpodder lseps 10 &gt; ~/mycast10eps.txt. <text:s/>This creates a text file of your podcast 10 episodes.</text:p>
      <text:p text:style-name="P3"/>
      <text:p text:style-name="P1">Q. What does the hpodder command actually do?</text:p>
      <text:p text:style-name="P2">A. First time you execute this command, it executes the new user setup process. <text:s/>This process asks you 2 basic questions, your answers are then place in the hpodder configuration file. <text:s/>But normally, it is totally equivalent to executing</text:p>
      <text:list text:style-name="L3">
        <text:list-item>
          <text:p text:style-name="P10">hpodder update, followed by</text:p>
        </text:list-item>
        <text:list-item>
          <text:p text:style-name="P10">hpodder download.</text:p>
        </text:list-item>
      </text:list>
      <text:p text:style-name="P2">It is also identical to executing commnad <text:s/></text:p>
      <text:list text:style-name="L4">
        <text:list-item>
          <text:p text:style-name="P11">hpodder fetc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DejaVu Sans Mono" svg:font-family="'DejaVu Sans Mono'" style:font-family-generic="modern" style:font-pitch="fixed"/>
    <style:font-face style:name="DejaVu Sans Condensed" svg:font-family="'DejaVu Sans Condensed'"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Condensed" fo:font-size="12pt" fo:language="en" fo:country="US" style:font-name-asian="DejaVu Sans Condensed2" style:font-size-asian="12pt" style:language-asian="en" style:country-asian="US" style:font-name-complex="DejaVu Sans Condensed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Condensed1" fo:font-size="14pt" style:font-name-asian="DejaVu Sans Condensed2" style:font-size-asian="14pt" style:font-name-complex="DejaVu Sans Condensed2"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DejaVu Sans Mono" style:font-name-asian="DejaVu Sans Mono" style:font-name-complex="DejaVu Sans Mono"/>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7-02-04T12:15:36</meta:creation-date>
    <dc:date>2007-02-09T14:53:51</dc:date>
    <dc:language>en-US</dc:language>
    <meta:editing-cycles>9</meta:editing-cycles>
    <meta:editing-duration>PT4H38M39S</meta:editing-duration>
    <meta:user-defined meta:name="Info 1"/>
    <meta:user-defined meta:name="Info 2"/>
    <meta:user-defined meta:name="Info 3"/>
    <meta:user-defined meta:name="Info 4"/>
    <meta:document-statistic meta:table-count="0" meta:image-count="0" meta:object-count="0" meta:page-count="1" meta:paragraph-count="52" meta:word-count="710" meta:character-count="4287"/>
  </office:meta>
</office:document-meta>
</file>